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ABCB74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fo:min-height="0.714cm"/>
    </style:style>
    <style:style style:name="gr2" style:family="graphic" style:parent-style-name="standard">
      <style:graphic-properties svg:stroke-color="#355e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203cm" svg:stroke-color="#b8470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355e00"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999999" draw:fill="solid" draw:fill-color="#e6e6e6" draw:fill-gradient-name="Square_20_yellow_2f_white" draw:fill-hatch-name="Red_20_Crossed_20_45_20_Degrees" draw:fill-image-name="Linen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932cm"/>
    </style:style>
    <style:style style:name="gr10" style:family="graphic" style:parent-style-name="standard">
      <style:graphic-properties svg:stroke-color="#999999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fo:font-size="24pt" fo:language="it" fo:country="I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55e00" fo:font-size="28pt" fo:language="it" fo:country="IT" fo:font-weight="bold" style:font-size-asian="28pt" style:font-size-complex="28pt"/>
    </style:style>
    <style:style style:name="P5" style:family="paragraph">
      <style:paragraph-properties fo:text-align="center"/>
      <style:text-properties fo:font-size="24pt" fo:language="it" fo:country="IT" fo:font-weight="bold" style:font-size-asian="18pt" style:font-size-complex="18pt"/>
    </style:style>
    <style:style style:name="P6" style:family="paragraph">
      <style:text-properties fo:font-size="24pt" fo:language="it" fo:country="IT" fo:font-weight="bold" style:font-size-asian="18pt" style:font-size-complex="18pt"/>
    </style:style>
    <style:style style:name="P7" style:family="paragraph">
      <style:paragraph-properties fo:text-align="center"/>
      <style:text-properties fo:color="#355e00" fo:font-size="24pt" fo:language="it" fo:country="IT" fo:font-weight="bold" style:font-size-asian="18pt" style:font-size-complex="18pt"/>
    </style:style>
    <style:style style:name="P8" style:family="paragraph">
      <style:paragraph-properties fo:text-align="center"/>
      <style:text-properties fo:font-size="24pt" fo:language="it" fo:country="IT" fo:font-style="normal" fo:font-weight="normal" style:font-size-asian="18pt" style:font-size-complex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4pt" fo:language="it" fo:country="IT" fo:font-style="normal" fo:font-weight="bold" style:font-size-asian="18pt" style:font-weight-asian="bold" style:font-size-complex="18pt" style:font-weight-complex="bold"/>
    </style:style>
    <style:style style:name="T1" style:family="text">
      <style:text-properties fo:font-size="24pt" fo:language="it" fo:country="I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color="#355e00" fo:font-size="28pt" fo:language="en" fo:country="US" fo:font-weight="bold" style:font-size-asian="28pt" style:font-size-complex="28pt"/>
    </style:style>
    <style:style style:name="T3" style:family="text">
      <style:text-properties fo:font-size="24pt" fo:language="it" fo:country="IT" fo:font-weight="bold" style:font-size-asian="18pt" style:font-size-complex="18pt"/>
    </style:style>
    <style:style style:name="T4" style:family="text">
      <style:text-properties fo:font-size="24pt" fo:language="en" fo:country="US" fo:font-weight="bold" style:font-size-asian="18pt" style:font-size-complex="18pt"/>
    </style:style>
    <style:style style:name="T5" style:family="text">
      <style:text-properties fo:color="#355e00" fo:font-size="28pt" fo:language="it" fo:country="IT" fo:font-weight="bold" style:font-size-asian="28pt" style:font-size-complex="28pt"/>
    </style:style>
    <style:style style:name="T6" style:family="text">
      <style:text-properties fo:font-size="24pt" fo:language="it" fo:country="IT" fo:font-style="normal" fo:font-weight="normal" style:font-size-asian="18pt" style:font-size-complex="18pt"/>
    </style:style>
    <style:style style:name="T7" style:family="text">
      <style:text-properties fo:font-size="24pt" fo:language="en" fo:country="US" fo:font-style="normal" fo:font-weight="normal" style:font-size-asian="18pt" style:font-size-complex="18pt"/>
    </style:style>
    <style:style style:name="T8" style:family="text">
      <style:text-properties fo:font-size="24pt" fo:language="it" fo:country="IT" fo:font-style="normal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frame draw:style-name="gr1" draw:text-style-name="P2" draw:layer="layout" svg:width="10.524cm" svg:height="1.191cm" svg:x="3.176cm" svg:y="5.275cm">
            <draw:text-box>
              <text:p text:style-name="P1"><text:span text:style-name="T1">acquisizione dati</text:span></text:p>
            </draw:text-box>
          </draw:frame>
          <draw:custom-shape draw:style-name="gr2" draw:text-style-name="P4" xml:id="id4" draw:id="id4" draw:layer="layout" svg:width="5.692cm" svg:height="3.81cm" draw:transform="skewX (-0.006108652381979) translate (13.054cm 2.835cm)">
            <text:p text:style-name="P3"><text:span text:style-name="T2">Datase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5" xml:id="id1" draw:id="id1" draw:layer="layout" svg:width="5.85cm" svg:height="3.015cm" svg:x="12.986cm" svg:y="10.58cm">
            <text:p text:style-name="P3"><text:span text:style-name="T3">Elaborazione </text:span></text:p>
            <text:p text:style-name="P3"><text:span text:style-name="T4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5" draw:layer="layout" svg:x1="17.181cm" svg:y1="8.457cm" svg:x2="14.641cm" svg:y2="8.457cm">
            <text:p/>
          </draw:line>
          <draw:line draw:style-name="gr4" draw:text-style-name="P5" draw:layer="layout" svg:x1="17.181cm" svg:y1="7.457cm" svg:x2="14.641cm" svg:y2="7.457cm">
            <text:p/>
          </draw:line>
          <draw:line draw:style-name="gr4" draw:text-style-name="P5" draw:layer="layout" svg:x1="17.181cm" svg:y1="9.457cm" svg:x2="14.641cm" svg:y2="9.457cm">
            <text:p/>
          </draw:line>
          <draw:frame draw:style-name="gr5" draw:text-style-name="P6" draw:layer="layout" svg:width="3.33cm" svg:height="1.216cm" svg:x="18.375cm" svg:y="7.939cm">
            <draw:text-box>
              <text:p><text:span text:style-name="T3">Filtro2 </text:span></text:p>
            </draw:text-box>
          </draw:frame>
          <draw:frame draw:style-name="gr5" draw:text-style-name="P6" draw:layer="layout" svg:width="6.767cm" svg:height="1.216cm" svg:x="18.375cm" svg:y="6.769cm">
            <draw:text-box>
              <text:p><text:span text:style-name="T3">Filtro 1: rumore</text:span></text:p>
            </draw:text-box>
          </draw:frame>
          <draw:frame draw:style-name="gr5" draw:text-style-name="P6" draw:layer="layout" svg:width="3.33cm" svg:height="1.216cm" svg:x="18.375cm" svg:y="9.074cm">
            <draw:text-box>
              <text:p><text:span text:style-name="T3">Filtro 3</text:span></text:p>
            </draw:text-box>
          </draw:frame>
          <draw:custom-shape draw:style-name="gr2" draw:text-style-name="P4" xml:id="id3" draw:id="id3" draw:layer="layout" svg:width="4.533cm" svg:height="2.54cm" draw:transform="skewX (-0.0059341194567796) translate (8.351cm 15.365cm)">
            <text:p text:style-name="P3"><text:span text:style-name="T5">Test se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" draw:text-style-name="P7" xml:id="id2" draw:id="id2" draw:layer="layout" svg:width="4.431cm" svg:height="3.395cm" draw:transform="skewX (-0.0059341194567796) translate (18.56cm 14.73cm)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7" draw:text-style-name="P5" draw:layer="layout" draw:line-skew="0.173cm" svg:x1="15.911cm" svg:y1="13.595cm" svg:x2="20.776cm" svg:y2="14.73cm" draw:start-shape="id1" draw:start-glue-point="6" draw:end-shape="id2" draw:end-glue-point="5" svg:d="m15911 13595v740h4865v395">
            <text:p/>
          </draw:connector>
          <draw:connector draw:style-name="gr7" draw:text-style-name="P5" draw:layer="layout" svg:x1="15.911cm" svg:y1="13.595cm" svg:x2="10.618cm" svg:y2="15.365cm" draw:start-shape="id1" draw:start-glue-point="6" draw:end-shape="id3" draw:end-glue-point="5" svg:d="m15911 13595v885h-5293v885">
            <text:p/>
          </draw:connector>
          <draw:connector draw:style-name="gr7" draw:text-style-name="P5" draw:layer="layout" svg:x1="15.924cm" svg:y1="6.645cm" svg:x2="15.911cm" svg:y2="10.58cm" draw:start-shape="id4" draw:start-glue-point="7" draw:end-shape="id1" svg:d="m15924 6645v1968h-13v1967">
            <text:p/>
          </draw:connector>
          <draw:custom-shape draw:style-name="gr3" draw:text-style-name="P5" xml:id="id6" draw:id="id6" draw:layer="layout" svg:width="6.345cm" svg:height="3.595cm" svg:x="17.613cm" svg:y="19.11cm">
            <text:p text:style-name="P3"><text:span text:style-name="T3">Selezione ed </text:span></text:p>
            <text:p text:style-name="P3"><text:span text:style-name="T3">Estrazione di </text:span></text:p>
            <text:p text:style-name="P3"><text:span text:style-name="T4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7" draw:id="id7" draw:layer="layout" svg:width="6.344cm" svg:height="3.81cm" svg:x="7.453cm" svg:y="18.775cm">
            <text:p text:style-name="P3"><text:span text:style-name="T3">Selezione ed </text:span></text:p>
            <text:p text:style-name="P3"><text:span text:style-name="T3">Estrazione di </text:span></text:p>
            <text:p text:style-name="P3"><text:span text:style-name="T4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8" draw:id="id8" draw:layer="layout" svg:width="7.62cm" svg:height="3.935cm" svg:x="6.815cm" svg:y="23.73cm">
            <text:p text:style-name="P3"><text:span text:style-name="T3"><text:s/></text:span><text:span text:style-name="T3">Classificatore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7" draw:text-style-name="P5" draw:layer="layout" svg:x1="20.785cm" svg:y1="18.158cm" svg:x2="20.786cm" svg:y2="19.11cm" draw:start-shape="id5" draw:start-glue-point="2" draw:end-shape="id6" draw:end-glue-point="4" svg:d="m20785 18158v475h1v477">
            <text:p/>
          </draw:connector>
          <draw:custom-shape draw:style-name="gr8" draw:text-style-name="P5" draw:layer="layout" svg:width="2.105cm" svg:height="1.68cm" draw:transform="rotate (1.5707963267946) translate (7.585cm 5.645cm)">
            <text:p/>
            <draw:enhanced-geometry svg:viewBox="0 0 21600 21600" draw:text-areas="?f0 0 ?f2 ?f5" draw:type="down-arrow" draw:modifiers="11616.120906801 4301.863028076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4" xml:id="id5" draw:id="id5" draw:layer="layout" svg:width="5.198cm" svg:height="2.503cm" svg:x="18.186cm" svg:y="15.655cm">
            <draw:text-box>
              <text:p text:style-name="P3"><text:span text:style-name="T5">Training </text:span></text:p>
              <text:p text:style-name="P3"><text:span text:style-name="T5">set</text:span></text:p>
            </draw:text-box>
          </draw:frame>
          <draw:custom-shape draw:style-name="gr10" draw:text-style-name="P8" draw:layer="layout" svg:width="3.81cm" svg:height="2.54cm" svg:x="0.2cm" svg:y="3.54cm">
            <text:p text:style-name="P3"><text:span text:style-name="T6">Scelta </text:span></text:p>
            <text:p text:style-name="P3"><text:span text:style-name="T6">Sensori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4.445cm" svg:height="2.54cm" svg:x="0.2cm" svg:y="7.015cm">
            <text:p text:style-name="P3"><text:span text:style-name="T6">Filtragg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5.08cm" svg:height="2.54cm" svg:x="0.2cm" svg:y="10.42cm">
            <text:p text:style-name="P3"><text:span text:style-name="T6">Specifica </text:span></text:p>
            <text:p text:style-name="P3"><text:span text:style-name="T7">Feature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5.712cm" svg:height="2.54cm" svg:x="0.2cm" svg:y="14.73cm">
            <text:p text:style-name="P3"><text:span text:style-name="T6">Suddivisione</text:span></text:p>
            <text:p text:style-name="P3"><text:span text:style-name="T6">dataset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6.347cm" svg:height="2.54cm" svg:x="0.2cm" svg:y="19.175cm">
            <text:p text:style-name="P3"><text:span text:style-name="T6">Addestramento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xml:id="id9" draw:id="id9" draw:layer="layout" svg:width="7.62cm" svg:height="3.935cm" svg:x="16.975cm" svg:y="23.755cm">
            <text:p text:style-name="P3"><text:span text:style-name="T3"><text:s/></text:span><text:span text:style-name="T3">Classificatore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0" draw:text-style-name="P8" draw:layer="layout" svg:width="6.347cm" svg:height="2.54cm" svg:x="0.2cm" svg:y="24.085cm">
            <text:p text:style-name="P3"><text:span text:style-name="T6">Classificazione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5.052cm" svg:height="2.54cm" svg:x="24.495cm" svg:y="19.415cm">
            <text:p text:style-name="P3"><text:span text:style-name="T6">Valutazione</text:span></text:p>
            <draw:enhanced-geometry svg:viewBox="0 0 21600 21600" draw:path-stretchpoint-x="10800" draw:path-stretchpoint-y="10800" draw:text-areas="?f3 ?f4 ?f5 ?f6" draw:type="round-rectangle" draw:modifiers="7173.557187827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3" draw:layer="layout" svg:x1="10.625cm" svg:y1="22.585cm" svg:x2="10.625cm" svg:y2="23.73cm" draw:start-shape="id7" draw:start-glue-point="6" draw:end-shape="id8" draw:end-glue-point="4" svg:d="m10625 22585v1145">
            <text:p/>
          </draw:connector>
          <draw:custom-shape draw:style-name="gr3" draw:text-style-name="P10" xml:id="id10" draw:id="id10" draw:layer="layout" svg:width="8.89cm" svg:height="3.175cm" svg:x="16.34cm" svg:y="28.94cm">
            <text:p text:style-name="P9"><text:span text:style-name="T8">Valutazione</text:span></text:p>
            <text:p text:style-name="P9"><text:span text:style-name="T8">di </text:span></text:p>
            <text:p text:style-name="P9"><text:span text:style-name="T8">performanc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3" draw:layer="layout" svg:x1="20.785cm" svg:y1="27.69cm" svg:x2="20.785cm" svg:y2="28.94cm" draw:start-shape="id9" draw:start-glue-point="6" draw:end-shape="id10" svg:d="m20785 27690v1250">
            <text:p/>
          </draw:connector>
          <draw:custom-shape draw:style-name="gr8" draw:text-style-name="P5" draw:layer="layout" svg:width="2.105cm" svg:height="1.68cm" draw:transform="rotate (1.5707963267946) translate (14.995cm 21.955cm)">
            <text:p/>
            <draw:enhanced-geometry svg:viewBox="0 0 21600 21600" draw:text-areas="?f0 0 ?f2 ?f5" draw:type="down-arrow" draw:modifiers="11616.120906801 4301.863028076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5" draw:layer="layout" svg:width="2.105cm" svg:height="1.68cm" draw:transform="rotate (1.5707963267946) translate (14.995cm 26.7cm)">
            <text:p/>
            <draw:enhanced-geometry svg:viewBox="0 0 21600 21600" draw:text-areas="?f0 0 ?f2 ?f5" draw:type="down-arrow" draw:modifiers="11616.120906801 4301.863028076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7" draw:text-style-name="P3" draw:layer="layout" svg:x1="10.634cm" svg:y1="17.905cm" svg:x2="10.625cm" svg:y2="18.775cm" draw:start-shape="id3" draw:start-glue-point="7" draw:end-shape="id7" draw:end-glue-point="4" svg:d="m10634 17905v436h-9v434">
            <text:p/>
          </draw:connector>
          <draw:connector draw:style-name="gr7" draw:text-style-name="P3" draw:layer="layout" svg:x1="20.786cm" svg:y1="22.705cm" svg:x2="20.785cm" svg:y2="23.755cm" draw:start-shape="id6" draw:start-glue-point="6" draw:end-shape="id9" draw:end-glue-point="4" svg:d="m20786 22705v525h-1v52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45_20_Degrees" draw:display-name="Red Crossed 45 Degrees" draw:style="double" draw:color="#800000" draw:distance="0.076cm" draw:rotation="450"/>
    <draw:fill-image draw:name="Linen" xlink:href="Pictures/100000000000005E0000005EABCB741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  <style:master-page style:name="Predefinito_20_1" style:display-name="Predefinito 1" style:page-layout-name="PM0" draw:style-name="Mdp1"/>
    <style:master-page style:name="Predefinito_20_2" style:display-name="Predefinito 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8T10:30:23.52</meta:creation-date>
    <dc:date>2011-03-18T22:10:43.48</dc:date>
    <dc:creator>dudu </dc:creator>
    <meta:editing-duration>PT2H1M6S</meta:editing-duration>
    <meta:editing-cycles>5</meta:editing-cycles>
    <meta:generator>OpenOffice.org/3.3$Win32 OpenOffice.org_project/330m20$Build-9567</meta:generator>
    <meta:document-statistic meta:object-count="36"/>
  </office:meta>
</office:document-meta>
</file>